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873e" officeooo:paragraph-rsid="000587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03 legend:</text:p>
      <text:p text:style-name="P1"/>
      <text:p text:style-name="P1">b: bottle</text:p>
      <text:p text:style-name="P1">c: cup</text:p>
      <text:p text:style-name="P1">f: fork</text:p>
      <text:p text:style-name="P1">g: glass</text:p>
      <text:p text:style-name="P1">k: knife</text:p>
      <text:p text:style-name="P1">o: bowl</text:p>
      <text:p text:style-name="P1">p: plate</text:p>
      <text:p text:style-name="P1">s: spo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09:40:11.248778912</meta:creation-date>
    <dc:date>2022-03-29T09:42:31.488043168</dc:date>
    <meta:editing-duration>PT2M20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8" meta:character-count="72" meta:non-whitespace-character-count="63"/>
  </office:meta>
</office:document-meta>
</file>